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782d" officeooo:paragraph-rsid="0001782d"/>
    </style:style>
    <style:style style:name="P2" style:family="paragraph" style:parent-style-name="Standard">
      <style:text-properties officeooo:rsid="0001f75b" officeooo:paragraph-rsid="0001f75b"/>
    </style:style>
    <style:style style:name="P3" style:family="paragraph" style:parent-style-name="Standard">
      <style:text-properties fo:font-weight="bold" officeooo:rsid="0001782d" officeooo:paragraph-rsid="0001782d" style:font-weight-asian="bold" style:font-weight-complex="bold"/>
    </style:style>
    <style:style style:name="P4" style:family="paragraph" style:parent-style-name="Standard">
      <style:text-properties fo:font-weight="bold" officeooo:rsid="0001f75b" officeooo:paragraph-rsid="0001f75b" style:font-weight-asian="bold" style:font-weight-complex="bold"/>
    </style:style>
    <style:style style:name="T1" style:family="text">
      <style:text-properties officeooo:rsid="0001f7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ig Data</text:p>
      <text:p text:style-name="P4"/>
      <text:p text:style-name="P3">Handle Data</text:p>
      <text:p text:style-name="P1"><text:tab/>def loadCsv(filename):</text:p>
      <text:p text:style-name="P1"><text:tab/><text:tab/>lines = csv.reader(open(filename, "r", encoding="utf8"))</text:p>
      <text:p text:style-name="P1"><text:s text:c="4"/><text:tab/><text:tab/>dataset = list(lines)</text:p>
      <text:p text:style-name="P1"><text:s text:c="4"/><text:tab/><text:tab/>groups = list(set(map(lambda x: x[1], dataset[1:])))</text:p>
      <text:p text:style-name="P1"><text:s text:c="4"/><text:tab/><text:tab/>m = list(map(lambda x: x[2:] + [groups.index(x[1])], dataset[1:]))</text:p>
      <text:p text:style-name="P1"><text:s text:c="4"/><text:tab/><text:tab/>for i in range(len(m)):</text:p>
      <text:p text:style-name="P1"><text:s text:c="8"/><text:tab/><text:tab/>m[i] = [float(x) for x in m[i]]</text:p>
      <text:p text:style-name="P1"><text:s text:c="4"/><text:tab/><text:tab/>return m</text:p>
      <text:p text:style-name="P1"/>
      <text:p text:style-name="P1">The difference here is the stripping of headers and the conversion <text:span text:style-name="T1">o</text:span>f <text:span text:style-name="T1">the desired class elem from</text:span> <text:span text:style-name="T1">s</text:span>tring <text:s/>to <text:span text:style-name="T1">i</text:span>ndexes of an array of grouped <text:span text:style-name="T1">class </text:span>elements.</text:p>
      <text:p text:style-name="P1"/>
      <text:p text:style-name="P2">Everything else is the same as the code showed in https://machinelearningmastery.com/naive-bayes-classifier-scratch-python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01:56:56.097362282</meta:creation-date>
    <dc:date>2019-10-10T02:11:39.768509284</dc:date>
    <meta:editing-duration>PT4M33S</meta:editing-duration>
    <meta:editing-cycles>1</meta:editing-cycles>
    <meta:document-statistic meta:table-count="0" meta:image-count="0" meta:object-count="0" meta:page-count="1" meta:paragraph-count="12" meta:word-count="79" meta:character-count="619" meta:non-whitespace-character-count="508"/>
    <meta:generator>LibreOffice/6.0.7.3$Linux_X86_64 LibreOffice_project/00m0$Build-3</meta:generator>
  </office:meta>
</office:document-meta>
</file>